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1314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1314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ff79c6" loext:opacity="100%" style:font-name="Droid Sans Mono" fo:font-size="10.5pt" fo:font-weight="normal" fo:background-color="#13141f"/>
    </style:style>
    <style:style style:name="T1" style:family="text">
      <style:text-properties fo:color="#ff79c6" loext:opacity="100%"/>
    </style:style>
    <style:style style:name="T2" style:family="text">
      <style:text-properties fo:color="#e9f284" loext:opacity="100%"/>
    </style:style>
    <style:style style:name="T3" style:family="text">
      <style:text-properties fo:color="#f1fa8c" loext:opacity="100%"/>
    </style:style>
    <style:style style:name="T4" style:family="text">
      <style:text-properties fo:color="#50fa7b" loext:opacity="100%"/>
    </style:style>
    <style:style style:name="T5" style:family="text">
      <style:text-properties fo:color="#bd93f9" loext:opacity="100%"/>
    </style:style>
    <style:style style:name="T6" style:family="text">
      <style:text-properties fo:color="#6272a4" loext:opacity="100%"/>
    </style:style>
    <style:style style:name="T7" style:family="text">
      <style:text-properties fo:color="#ffb86c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2">&lt;</text:span><text:span text:style-name="T3">avr/io.h</text:span><text:span text:style-name="T2">&gt;</text:span></text:p>
      <text:p text:style-name="P1"><text:span text:style-name="T1">#include</text:span> <text:span text:style-name="T2">&lt;</text:span><text:span text:style-name="T3">avr/interrupt.h</text:span><text:span text:style-name="T2">&gt;</text:span></text:p>
      <text:p text:style-name="P2"/>
      <text:p text:style-name="P1"><text:span text:style-name="T1">#define</text:span> <text:span text:style-name="T4">F_CPU</text:span> <text:span text:style-name="T5">16000000</text:span><text:span text:style-name="T1">UL</text:span></text:p>
      <text:p text:style-name="P2"/>
      <text:p text:style-name="P3">// definição dos digitos</text:p>
      <text:p text:style-name="P1"><text:span text:style-name="T1">#define</text:span> <text:span text:style-name="T4">DIG1</text:span> PD2</text:p>
      <text:p text:style-name="P1"><text:span text:style-name="T1">#define</text:span> <text:span text:style-name="T4">DIG2</text:span> PD3</text:p>
      <text:p text:style-name="P1"><text:span text:style-name="T1">#define</text:span> <text:span text:style-name="T4">DIG3</text:span> PD1</text:p>
      <text:p text:style-name="P1"><text:span text:style-name="T1">#define</text:span> <text:span text:style-name="T4">DIG4</text:span> PD0</text:p>
      <text:p text:style-name="P2"/>
      <text:p text:style-name="P3">// definição dos segmentos</text:p>
      <text:p text:style-name="P1"><text:span text:style-name="T1">#define</text:span> <text:span text:style-name="T4">SEG_PORTC_MASK</text:span> <text:span text:style-name="T1">0b</text:span><text:span text:style-name="T5">00111111</text:span><text:span text:style-name="T6"> // PC0–PC5</text:span></text:p>
      <text:p text:style-name="P1"><text:span text:style-name="T1">#define</text:span> <text:span text:style-name="T4">SEG_G</text:span> PD7</text:p>
      <text:p text:style-name="P2"/>
      <text:p text:style-name="P3">// definição do encolder</text:p>
      <text:p text:style-name="P1"><text:span text:style-name="T1">#define</text:span> <text:span text:style-name="T4">CLK</text:span> PB0</text:p>
      <text:p text:style-name="P1"><text:span text:style-name="T1">#define</text:span> <text:span text:style-name="T4">DT</text:span> PB1</text:p>
      <text:p text:style-name="P1"><text:span text:style-name="T1">#define</text:span> <text:span text:style-name="T4">SW</text:span> PB2</text:p>
      <text:p text:style-name="P2"/>
      <text:p text:style-name="P3">// buzzer</text:p>
      <text:p text:style-name="P1"><text:span text:style-name="T1">#define</text:span> <text:span text:style-name="T4">BUZZER</text:span> PB4</text:p>
      <text:p text:style-name="P1"><text:span text:style-name="T1">#define</text:span> <text:span text:style-name="T4">CLN</text:span> PB3</text:p>
      <text:p text:style-name="P2"/>
      <text:p text:style-name="P3">// variaveis utilizadas</text:p>
      <text:p text:style-name="P1"><text:span text:style-name="T1">volatile</text:span> <text:span text:style-name="T1">uint8_t</text:span> minutos <text:span text:style-name="T1">=</text:span> <text:span text:style-name="T5">0</text:span>;</text:p>
      <text:p text:style-name="P1"><text:span text:style-name="T1">volatile</text:span> <text:span text:style-name="T1">uint8_t</text:span> segundos <text:span text:style-name="T1">=</text:span> <text:span text:style-name="T5">0</text:span>;</text:p>
      <text:p text:style-name="P2"/>
      <text:p text:style-name="P1"><text:span text:style-name="T1">volatile</text:span> <text:span text:style-name="T1">uint8_t</text:span> rodando <text:span text:style-name="T1">=</text:span> <text:span text:style-name="T5">0</text:span>;</text:p>
      <text:p text:style-name="P2"/>
      <text:p text:style-name="P1"><text:span text:style-name="T1">volatile</text:span> <text:span text:style-name="T1">uint16_t</text:span> ms <text:span text:style-name="T1">=</text:span> <text:span text:style-name="T5">0</text:span>;</text:p>
      <text:p text:style-name="P1"><text:span text:style-name="T1">volatile</text:span> <text:span text:style-name="T1">uint16_t</text:span> blink <text:span text:style-name="T1">=</text:span> <text:span text:style-name="T5">0</text:span>;</text:p>
      <text:p text:style-name="P1"><text:span text:style-name="T1">volatile</text:span> <text:span text:style-name="T1">uint16_t</text:span> buzzer_timer <text:span text:style-name="T1">=</text:span> <text:span text:style-name="T5">0</text:span>;</text:p>
      <text:p text:style-name="P2"/>
      <text:p text:style-name="P1"><text:span text:style-name="T1">volatile</text:span> <text:span text:style-name="T1">uint8_t</text:span> digito <text:span text:style-name="T1">=</text:span> <text:span text:style-name="T5">0</text:span>;</text:p>
      <text:p text:style-name="P2"/>
      <text:p text:style-name="P3">// tabela 7 segmentos (abcdefg)</text:p>
      <text:p text:style-name="P1"><text:span text:style-name="T1">const</text:span> <text:span text:style-name="T1">uint8_t</text:span> tabela[<text:span text:style-name="T5">10</text:span>] <text:span text:style-name="T1">=</text:span> {</text:p>
      <text:p text:style-name="P1"><text:span text:style-name="T1">0b</text:span><text:span text:style-name="T5">00111111</text:span>,<text:span text:style-name="T6"> //0</text:span></text:p>
      <text:p text:style-name="P1"><text:span text:style-name="T1">0b</text:span><text:span text:style-name="T5">00000110</text:span>,<text:span text:style-name="T6"> //1</text:span></text:p>
      <text:p text:style-name="P1"><text:span text:style-name="T1">0b</text:span><text:span text:style-name="T5">01011011</text:span>,<text:span text:style-name="T6"> //2</text:span></text:p>
      <text:p text:style-name="P1"><text:span text:style-name="T1">0b</text:span><text:span text:style-name="T5">01001111</text:span>,<text:span text:style-name="T6"> //3</text:span></text:p>
      <text:p text:style-name="P1"><text:span text:style-name="T1">0b</text:span><text:span text:style-name="T5">01100110</text:span>,<text:span text:style-name="T6"> //4</text:span></text:p>
      <text:p text:style-name="P1"><text:span text:style-name="T1">0b</text:span><text:span text:style-name="T5">01101101</text:span>,<text:span text:style-name="T6"> //5</text:span></text:p>
      <text:p text:style-name="P1"><text:span text:style-name="T1">0b</text:span><text:span text:style-name="T5">01111101</text:span>,<text:span text:style-name="T6"> //6</text:span></text:p>
      <text:p text:style-name="P1"><text:span text:style-name="T1">0b</text:span><text:span text:style-name="T5">00000111</text:span>,<text:span text:style-name="T6"> //7</text:span></text:p>
      <text:p text:style-name="P1"><text:span text:style-name="T1">0b</text:span><text:span text:style-name="T5">01111111</text:span>,<text:span text:style-name="T6"> //8</text:span></text:p>
      <text:p text:style-name="P1"><text:span text:style-name="T1">0b</text:span><text:span text:style-name="T5">01101111</text:span><text:span text:style-name="T6"> //9</text:span></text:p>
      <text:p text:style-name="P1">};</text:p>
      <text:p text:style-name="P2"/>
      <text:p text:style-name="P3"><text:soft-page-break/>// funções</text:p>
      <text:p text:style-name="P2"/>
      <text:p text:style-name="P1"><text:span text:style-name="T1">void</text:span> <text:span text:style-name="T4">setSegments</text:span>(<text:span text:style-name="T1">uint8_t</text:span> <text:span text:style-name="T7">val</text:span>){</text:p>
      <text:p text:style-name="P1">PORTC <text:span text:style-name="T1">=</text:span> (val <text:span text:style-name="T1">&amp;</text:span> <text:span text:style-name="T1">0x</text:span><text:span text:style-name="T5">3F</text:span>);</text:p>
      <text:p text:style-name="P2"/>
      <text:p text:style-name="P1"><text:span text:style-name="T1">if</text:span>(val <text:span text:style-name="T1">&amp;</text:span> (<text:span text:style-name="T5">1</text:span><text:span text:style-name="T1">&lt;&lt;</text:span><text:span text:style-name="T5">6</text:span>))</text:p>
      <text:p text:style-name="P1">PORTD <text:span text:style-name="T1">|=</text:span> (<text:span text:style-name="T5">1</text:span><text:span text:style-name="T1">&lt;&lt;</text:span>SEG_G);</text:p>
      <text:p text:style-name="P4">else</text:p>
      <text:p text:style-name="P1">PORTD <text:span text:style-name="T1">&amp;=</text:span> <text:span text:style-name="T1">~</text:span>(<text:span text:style-name="T5">1</text:span><text:span text:style-name="T1">&lt;&lt;</text:span>SEG_G);</text:p>
      <text:p text:style-name="P1">}</text:p>
      <text:p text:style-name="P2"/>
      <text:p text:style-name="P1"><text:span text:style-name="T1">void</text:span> <text:span text:style-name="T4">desligaDigitos</text:span>(){</text:p>
      <text:p text:style-name="P1">PORTD <text:span text:style-name="T1">&amp;=</text:span> <text:span text:style-name="T1">~</text:span>((<text:span text:style-name="T5">1</text:span><text:span text:style-name="T1">&lt;&lt;</text:span>DIG1)<text:span text:style-name="T1">|</text:span>(<text:span text:style-name="T5">1</text:span><text:span text:style-name="T1">&lt;&lt;</text:span>DIG2)<text:span text:style-name="T1">|</text:span>(<text:span text:style-name="T5">1</text:span><text:span text:style-name="T1">&lt;&lt;</text:span>DIG3)<text:span text:style-name="T1">|</text:span>(<text:span text:style-name="T5">1</text:span><text:span text:style-name="T1">&lt;&lt;</text:span>DIG4));</text:p>
      <text:p text:style-name="P1">}</text:p>
      <text:p text:style-name="P2"/>
      <text:p text:style-name="P1"><text:span text:style-name="T1">void</text:span> <text:span text:style-name="T4">ligaDigito</text:span>(<text:span text:style-name="T1">uint8_t</text:span> <text:span text:style-name="T7">d</text:span>){</text:p>
      <text:p text:style-name="P1"><text:span text:style-name="T1">switch</text:span>(d){</text:p>
      <text:p text:style-name="P1"><text:span text:style-name="T1">case</text:span> <text:span text:style-name="T5">0</text:span>: PORTD <text:span text:style-name="T1">|=</text:span> (<text:span text:style-name="T5">1</text:span><text:span text:style-name="T1">&lt;&lt;</text:span>DIG1); <text:span text:style-name="T1">break</text:span>;</text:p>
      <text:p text:style-name="P1"><text:span text:style-name="T1">case</text:span> <text:span text:style-name="T5">1</text:span>: PORTD <text:span text:style-name="T1">|=</text:span> (<text:span text:style-name="T5">1</text:span><text:span text:style-name="T1">&lt;&lt;</text:span>DIG2); <text:span text:style-name="T1">break</text:span>;</text:p>
      <text:p text:style-name="P1"><text:span text:style-name="T1">case</text:span> <text:span text:style-name="T5">2</text:span>: PORTD <text:span text:style-name="T1">|=</text:span> (<text:span text:style-name="T5">1</text:span><text:span text:style-name="T1">&lt;&lt;</text:span>DIG3); <text:span text:style-name="T1">break</text:span>;</text:p>
      <text:p text:style-name="P1"><text:span text:style-name="T1">case</text:span> <text:span text:style-name="T5">3</text:span>: PORTD <text:span text:style-name="T1">|=</text:span> (<text:span text:style-name="T5">1</text:span><text:span text:style-name="T1">&lt;&lt;</text:span>DIG4); <text:span text:style-name="T1">break</text:span>;</text:p>
      <text:p text:style-name="P1">}</text:p>
      <text:p text:style-name="P1">}</text:p>
      <text:p text:style-name="P2"/>
      <text:p text:style-name="P1"><text:span text:style-name="T1">void</text:span> <text:span text:style-name="T4">incrementar</text:span>(){</text:p>
      <text:p text:style-name="P1">segundos<text:span text:style-name="T1">++</text:span>;</text:p>
      <text:p text:style-name="P1"><text:span text:style-name="T1">if</text:span>(segundos <text:span text:style-name="T1">==</text:span> <text:span text:style-name="T5">60</text:span>){</text:p>
      <text:p text:style-name="P1">segundos <text:span text:style-name="T1">=</text:span> <text:span text:style-name="T5">0</text:span>;</text:p>
      <text:p text:style-name="P1">minutos<text:span text:style-name="T1">++</text:span>;</text:p>
      <text:p text:style-name="P1"><text:span text:style-name="T1">if</text:span>(minutos <text:span text:style-name="T1">==</text:span> <text:span text:style-name="T5">100</text:span>) minutos <text:span text:style-name="T1">=</text:span> <text:span text:style-name="T5">0</text:span>;</text:p>
      <text:p text:style-name="P1">}</text:p>
      <text:p text:style-name="P1">}</text:p>
      <text:p text:style-name="P3">//função utilizada para incrementar segundos</text:p>
      <text:p text:style-name="P2"/>
      <text:p text:style-name="P1"><text:span text:style-name="T1">void</text:span> <text:span text:style-name="T4">decrementar</text:span>(){</text:p>
      <text:p text:style-name="P1"><text:span text:style-name="T1">if</text:span>(segundos <text:span text:style-name="T1">==</text:span> <text:span text:style-name="T5">0</text:span>){</text:p>
      <text:p text:style-name="P1"><text:span text:style-name="T1">if</text:span>(minutos <text:span text:style-name="T1">&gt;</text:span> <text:span text:style-name="T5">0</text:span>){</text:p>
      <text:p text:style-name="P1">minutos<text:span text:style-name="T1">--</text:span>;</text:p>
      <text:p text:style-name="P1">segundos <text:span text:style-name="T1">=</text:span> <text:span text:style-name="T5">59</text:span>;</text:p>
      <text:p text:style-name="P1">}</text:p>
      <text:p text:style-name="P1">} <text:span text:style-name="T1">else</text:span> {</text:p>
      <text:p text:style-name="P1">segundos<text:span text:style-name="T1">--</text:span>;</text:p>
      <text:p text:style-name="P1">}</text:p>
      <text:p text:style-name="P1">}</text:p>
      <text:p text:style-name="P3">// contrario da anterior</text:p>
      <text:p text:style-name="P3">// tempo</text:p>
      <text:p text:style-name="P1"><text:span text:style-name="T4">ISR</text:span>(TIMER0_COMPA_vect){</text:p>
      <text:p text:style-name="P2"/>
      <text:p text:style-name="P1">ms<text:span text:style-name="T1">++</text:span>;</text:p>
      <text:p text:style-name="P2"/>
      <text:p text:style-name="P3"><text:soft-page-break/>// multiplexação</text:p>
      <text:p text:style-name="P1"><text:span text:style-name="T4">desligaDigitos</text:span>();</text:p>
      <text:p text:style-name="P2"/>
      <text:p text:style-name="P1"><text:span text:style-name="T1">uint8_t</text:span> m1 <text:span text:style-name="T1">=</text:span> minutos <text:span text:style-name="T1">/</text:span> <text:span text:style-name="T5">10</text:span>;</text:p>
      <text:p text:style-name="P1"><text:span text:style-name="T1">uint8_t</text:span> m2 <text:span text:style-name="T1">=</text:span> minutos <text:span text:style-name="T1">%</text:span> <text:span text:style-name="T5">10</text:span>;</text:p>
      <text:p text:style-name="P1"><text:span text:style-name="T1">uint8_t</text:span> s1 <text:span text:style-name="T1">=</text:span> segundos <text:span text:style-name="T1">/</text:span> <text:span text:style-name="T5">10</text:span>;</text:p>
      <text:p text:style-name="P1"><text:span text:style-name="T1">uint8_t</text:span> s2 <text:span text:style-name="T1">=</text:span> segundos <text:span text:style-name="T1">%</text:span> <text:span text:style-name="T5">10</text:span>;</text:p>
      <text:p text:style-name="P2"/>
      <text:p text:style-name="P1"><text:span text:style-name="T1">switch</text:span>(digito){</text:p>
      <text:p text:style-name="P1"><text:span text:style-name="T1">case</text:span> <text:span text:style-name="T5">0</text:span>: <text:span text:style-name="T4">setSegments</text:span>(<text:span text:style-name="T1">~</text:span>tabela[m1]); <text:span text:style-name="T4">ligaDigito</text:span>(<text:span text:style-name="T5">0</text:span>); <text:span text:style-name="T1">break</text:span>;</text:p>
      <text:p text:style-name="P1"><text:span text:style-name="T1">case</text:span> <text:span text:style-name="T5">1</text:span>: <text:span text:style-name="T4">setSegments</text:span>(<text:span text:style-name="T1">~</text:span>tabela[m2]); <text:span text:style-name="T4">ligaDigito</text:span>(<text:span text:style-name="T5">1</text:span>); <text:span text:style-name="T1">break</text:span>;</text:p>
      <text:p text:style-name="P1"><text:span text:style-name="T1">case</text:span> <text:span text:style-name="T5">2</text:span>: <text:span text:style-name="T4">setSegments</text:span>(<text:span text:style-name="T1">~</text:span>tabela[s1]); <text:span text:style-name="T4">ligaDigito</text:span>(<text:span text:style-name="T5">2</text:span>); <text:span text:style-name="T1">break</text:span>;</text:p>
      <text:p text:style-name="P1"><text:span text:style-name="T1">case</text:span> <text:span text:style-name="T5">3</text:span>: <text:span text:style-name="T4">setSegments</text:span>(<text:span text:style-name="T1">~</text:span>tabela[s2]); <text:span text:style-name="T4">ligaDigito</text:span>(<text:span text:style-name="T5">3</text:span>); <text:span text:style-name="T1">break</text:span>;</text:p>
      <text:p text:style-name="P1">}</text:p>
      <text:p text:style-name="P3">//liga os digitos de acordo com a tabela, no caso invertida por que é ânodo comun</text:p>
      <text:p text:style-name="P1">digito <text:span text:style-name="T1">=</text:span> (digito <text:span text:style-name="T1">+</text:span> <text:span text:style-name="T5">1</text:span>) <text:span text:style-name="T1">%</text:span> <text:span text:style-name="T5">4</text:span>;</text:p>
      <text:p text:style-name="P2"/>
      <text:p text:style-name="P3">// contagem </text:p>
      <text:p text:style-name="P1"><text:span text:style-name="T1">static</text:span> <text:span text:style-name="T1">uint16_t</text:span> cont1s <text:span text:style-name="T1">=</text:span> <text:span text:style-name="T5">0</text:span>;</text:p>
      <text:p text:style-name="P1">cont1s<text:span text:style-name="T1">++</text:span>;</text:p>
      <text:p text:style-name="P2"/>
      <text:p text:style-name="P1"><text:span text:style-name="T1">if</text:span>(cont1s <text:span text:style-name="T1">==</text:span> <text:span text:style-name="T5">1000</text:span>){</text:p>
      <text:p text:style-name="P1">cont1s <text:span text:style-name="T1">=</text:span> <text:span text:style-name="T5">0</text:span>;</text:p>
      <text:p text:style-name="P2"/>
      <text:p text:style-name="P1"><text:span text:style-name="T1">if</text:span>(rodando){</text:p>
      <text:p text:style-name="P1"><text:span text:style-name="T4">decrementar</text:span>();</text:p>
      <text:p text:style-name="P2"/>
      <text:p text:style-name="P1"><text:span text:style-name="T1">if</text:span>(minutos <text:span text:style-name="T1">==</text:span> <text:span text:style-name="T5">0</text:span> <text:span text:style-name="T1">&amp;&amp;</text:span> segundos <text:span text:style-name="T1">==</text:span> <text:span text:style-name="T5">0</text:span>){</text:p>
      <text:p text:style-name="P1">rodando <text:span text:style-name="T1">=</text:span> <text:span text:style-name="T5">0</text:span>;</text:p>
      <text:p text:style-name="P1">PORTB <text:span text:style-name="T1">|=</text:span> (<text:span text:style-name="T5">1</text:span><text:span text:style-name="T1">&lt;&lt;</text:span>BUZZER);</text:p>
      <text:p text:style-name="P1">buzzer_timer <text:span text:style-name="T1">=</text:span> <text:span text:style-name="T5">300</text:span>;</text:p>
      <text:p text:style-name="P1">}</text:p>
      <text:p text:style-name="P1">}</text:p>
      <text:p text:style-name="P1">}</text:p>
      <text:p text:style-name="P2"/>
      <text:p text:style-name="P3">// ativação do buzzer</text:p>
      <text:p text:style-name="P1"><text:span text:style-name="T1">if</text:span>(buzzer_timer <text:span text:style-name="T1">&gt;</text:span> <text:span text:style-name="T5">0</text:span>){</text:p>
      <text:p text:style-name="P1">buzzer_timer<text:span text:style-name="T1">--</text:span>;</text:p>
      <text:p text:style-name="P1"><text:span text:style-name="T1">if</text:span>(buzzer_timer <text:span text:style-name="T1">==</text:span> <text:span text:style-name="T5">0</text:span>){</text:p>
      <text:p text:style-name="P1">PORTB <text:span text:style-name="T1">&amp;=</text:span> <text:span text:style-name="T1">~</text:span>(<text:span text:style-name="T5">1</text:span><text:span text:style-name="T1">&lt;&lt;</text:span>BUZZER);</text:p>
      <text:p text:style-name="P1">}</text:p>
      <text:p text:style-name="P1">}</text:p>
      <text:p text:style-name="P2"/>
      <text:p text:style-name="P3">//piscar o :</text:p>
      <text:p text:style-name="P1">blink<text:span text:style-name="T1">++</text:span>;</text:p>
      <text:p text:style-name="P2"/>
      <text:p text:style-name="P1"><text:span text:style-name="T1">if</text:span>(rodando){</text:p>
      <text:p text:style-name="P1"><text:span text:style-name="T1">if</text:span>(blink <text:span text:style-name="T1">&gt;=</text:span> <text:span text:style-name="T5">500</text:span>){</text:p>
      <text:p text:style-name="P1">PORTB <text:span text:style-name="T1">^=</text:span> (<text:span text:style-name="T5">1</text:span><text:span text:style-name="T1">&lt;&lt;</text:span>CLN);<text:span text:style-name="T6"> // usa G como exemplo de ":" (ajuste se tiver pino separado)</text:span></text:p>
      <text:p text:style-name="P1">blink <text:span text:style-name="T1">=</text:span> <text:span text:style-name="T5">0</text:span>;</text:p>
      <text:p text:style-name="P1"><text:soft-page-break/>}</text:p>
      <text:p text:style-name="P1">} <text:span text:style-name="T1">else</text:span> {</text:p>
      <text:p text:style-name="P1">PORTB <text:span text:style-name="T1">|=</text:span> (<text:span text:style-name="T5">1</text:span><text:span text:style-name="T1">&lt;&lt;</text:span>CLN);<text:span text:style-name="T6">// sempre ligado (simulado)</text:span></text:p>
      <text:p text:style-name="P1">}</text:p>
      <text:p text:style-name="P1">}</text:p>
      <text:p text:style-name="P2"/>
      <text:p text:style-name="P3">// definição de tempo inicial </text:p>
      <text:p text:style-name="P1"><text:span text:style-name="T1">void</text:span> <text:span text:style-name="T4">timer0_init</text:span>(){</text:p>
      <text:p text:style-name="P1">TCCR0A <text:span text:style-name="T1">=</text:span> (<text:span text:style-name="T5">1</text:span><text:span text:style-name="T1">&lt;&lt;</text:span>WGM01);</text:p>
      <text:p text:style-name="P1">TCCR0B <text:span text:style-name="T1">=</text:span> (<text:span text:style-name="T5">1</text:span><text:span text:style-name="T1">&lt;&lt;</text:span>CS01)<text:span text:style-name="T1">|</text:span>(<text:span text:style-name="T5">1</text:span><text:span text:style-name="T1">&lt;&lt;</text:span>CS00);<text:span text:style-name="T6"> // prescaler 64</text:span></text:p>
      <text:p text:style-name="P1">OCR0A <text:span text:style-name="T1">=</text:span> <text:span text:style-name="T5">249</text:span>;<text:span text:style-name="T6"> // 1ms</text:span></text:p>
      <text:p text:style-name="P1">TIMSK0 <text:span text:style-name="T1">=</text:span> (<text:span text:style-name="T5">1</text:span><text:span text:style-name="T1">&lt;&lt;</text:span>OCIE0A);</text:p>
      <text:p text:style-name="P1">}</text:p>
      <text:p text:style-name="P2"/>
      <text:p text:style-name="P1"><text:span text:style-name="T1">int</text:span> <text:span text:style-name="T4">main</text:span>(){</text:p>
      <text:p text:style-name="P2"/>
      <text:p text:style-name="P3">// PORTC saída (segmentos)</text:p>
      <text:p text:style-name="P1">DDRC <text:span text:style-name="T1">=</text:span> <text:span text:style-name="T1">0x</text:span><text:span text:style-name="T5">3F</text:span>;</text:p>
      <text:p text:style-name="P2"/>
      <text:p text:style-name="P3">// PORTD saída (dígitos + g)</text:p>
      <text:p text:style-name="P1">DDRD <text:span text:style-name="T1">=</text:span> (<text:span text:style-name="T5">1</text:span><text:span text:style-name="T1">&lt;&lt;</text:span>DIG1)<text:span text:style-name="T1">|</text:span>(<text:span text:style-name="T5">1</text:span><text:span text:style-name="T1">&lt;&lt;</text:span>DIG2)<text:span text:style-name="T1">|</text:span>(<text:span text:style-name="T5">1</text:span><text:span text:style-name="T1">&lt;&lt;</text:span>DIG3)<text:span text:style-name="T1">|</text:span>(<text:span text:style-name="T5">1</text:span><text:span text:style-name="T1">&lt;&lt;</text:span>DIG4)<text:span text:style-name="T1">|</text:span>(<text:span text:style-name="T5">1</text:span><text:span text:style-name="T1">&lt;&lt;</text:span>SEG_G);</text:p>
      <text:p text:style-name="P2"/>
      <text:p text:style-name="P3">// PORTB entrada encoder + buzzer saída</text:p>
      <text:p text:style-name="P1">DDRB <text:span text:style-name="T1">=</text:span> (<text:span text:style-name="T5">1</text:span><text:span text:style-name="T1">&lt;&lt;</text:span>BUZZER) <text:span text:style-name="T1">|</text:span> (<text:span text:style-name="T5">1</text:span><text:span text:style-name="T1">&lt;&lt;</text:span>CLN);</text:p>
      <text:p text:style-name="P1">PORTB <text:span text:style-name="T1">|=</text:span> (<text:span text:style-name="T5">1</text:span><text:span text:style-name="T1">&lt;&lt;</text:span>CLK)<text:span text:style-name="T1">|</text:span>(<text:span text:style-name="T5">1</text:span><text:span text:style-name="T1">&lt;&lt;</text:span>DT)<text:span text:style-name="T1">|</text:span>(<text:span text:style-name="T5">1</text:span><text:span text:style-name="T1">&lt;&lt;</text:span>SW);<text:span text:style-name="T6"> // pull-up</text:span></text:p>
      <text:p text:style-name="P2"/>
      <text:p text:style-name="P1"><text:span text:style-name="T4">timer0_init</text:span>();</text:p>
      <text:p text:style-name="P1"><text:span text:style-name="T4">sei</text:span>();</text:p>
      <text:p text:style-name="P2"/>
      <text:p text:style-name="P1"><text:span text:style-name="T1">uint8_t</text:span> lastCLK <text:span text:style-name="T1">=</text:span> <text:span text:style-name="T5">0</text:span>;</text:p>
      <text:p text:style-name="P2"/>
      <text:p text:style-name="P1"><text:span text:style-name="T1">while</text:span>(<text:span text:style-name="T5">1</text:span>){</text:p>
      <text:p text:style-name="P2"/>
      <text:p text:style-name="P1"><text:span text:style-name="T1">uint8_t</text:span> clk <text:span text:style-name="T1">=</text:span> PINB <text:span text:style-name="T1">&amp;</text:span> (<text:span text:style-name="T5">1</text:span><text:span text:style-name="T1">&lt;&lt;</text:span>CLK);</text:p>
      <text:p text:style-name="P3">//se DT for 1 decrementa, se for 0 incrementa, isso de acordo com a mudança de clk</text:p>
      <text:p text:style-name="P1"><text:span text:style-name="T1">if</text:span>(clk <text:span text:style-name="T1">&amp;&amp;</text:span> <text:span text:style-name="T1">!</text:span>lastCLK){</text:p>
      <text:p text:style-name="P1"><text:span text:style-name="T1">if</text:span>(PINB <text:span text:style-name="T1">&amp;</text:span> (<text:span text:style-name="T5">1</text:span><text:span text:style-name="T1">&lt;&lt;</text:span>DT))</text:p>
      <text:p text:style-name="P1"><text:span text:style-name="T4">decrementar</text:span>();</text:p>
      <text:p text:style-name="P4">else</text:p>
      <text:p text:style-name="P1"><text:span text:style-name="T4">incrementar</text:span>();</text:p>
      <text:p text:style-name="P1">}</text:p>
      <text:p text:style-name="P2"/>
      <text:p text:style-name="P1">lastCLK <text:span text:style-name="T1">=</text:span> clk;</text:p>
      <text:p text:style-name="P2"/>
      <text:p text:style-name="P3">// botão</text:p>
      <text:p text:style-name="P1"><text:span text:style-name="T1">static</text:span> <text:span text:style-name="T1">uint8_t</text:span> lastSW <text:span text:style-name="T1">=</text:span> <text:span text:style-name="T5">1</text:span>;</text:p>
      <text:p text:style-name="P1"><text:span text:style-name="T1">uint8_t</text:span> sw <text:span text:style-name="T1">=</text:span> PINB <text:span text:style-name="T1">&amp;</text:span> (<text:span text:style-name="T5">1</text:span><text:span text:style-name="T1">&lt;&lt;</text:span>SW);</text:p>
      <text:p text:style-name="P2"/>
      <text:p text:style-name="P1"><text:span text:style-name="T1">if</text:span>(<text:span text:style-name="T1">!</text:span>sw <text:span text:style-name="T1">&amp;&amp;</text:span> lastSW){</text:p>
      <text:p text:style-name="P1">rodando <text:span text:style-name="T1">=</text:span> <text:span text:style-name="T1">!</text:span>rodando;</text:p>
      <text:p text:style-name="P1"><text:soft-page-break/>}</text:p>
      <text:p text:style-name="P2"/>
      <text:p text:style-name="P1">lastSW <text:span text:style-name="T1">=</text:span> sw;</text:p>
      <text:p text:style-name="P1">}</text:p>
      <text:p text:style-name="P1">}</text:p>
      <text:p text:style-name="P3">/*</text:p>
      <text:p text:style-name="P3">DIG1 portd 2</text:p>
      <text:p text:style-name="P3">DIG2 portd 3</text:p>
      <text:p text:style-name="P3">DIG3 portd 1</text:p>
      <text:p text:style-name="P3">DIG4 portd 0</text:p>
      <text:p text:style-name="P2"/>
      <text:p text:style-name="P3">segmentos:</text:p>
      <text:p text:style-name="P3">A : portc A0</text:p>
      <text:p text:style-name="P3">B : portc A1</text:p>
      <text:p text:style-name="P3">C : portc A2</text:p>
      <text:p text:style-name="P3">d : portc A3</text:p>
      <text:p text:style-name="P3">e : portc A4</text:p>
      <text:p text:style-name="P3">f : portc A5</text:p>
      <text:p text:style-name="P3">g : portd 7</text:p>
      <text:p text:style-name="P2"/>
      <text:p text:style-name="P3">encolder :</text:p>
      <text:p text:style-name="P3">CLK : portb 0</text:p>
      <text:p text:style-name="P3">DT : portb 1</text:p>
      <text:p text:style-name="P3">SW : portb 2</text:p>
      <text:p text:style-name="P3">portb 3 temos o CLN do display</text:p>
      <text:p text:style-name="P3">+: liga o buzzer 1:2 </text:p>
      <text:p text:style-name="P3">buzzer 1:1 fica no portb 4</text:p>
      <text:p text:style-name="P3">*/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1T21:23:24.511272373</meta:creation-date>
    <dc:date>2026-04-21T21:24:42.698390249</dc:date>
    <meta:editing-duration>PT1M21S</meta:editing-duration>
    <meta:editing-cycles>1</meta:editing-cycles>
    <meta:document-statistic meta:table-count="0" meta:image-count="0" meta:object-count="0" meta:page-count="5" meta:paragraph-count="185" meta:word-count="600" meta:character-count="3476" meta:non-whitespace-character-count="3062"/>
    <meta:generator>LibreOffice/26.2.2.2$Linux_X86_64 LibreOffice_project/620$Build-2</meta:generator>
  </office:meta>
</office:document-meta>
</file>